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fo:margin-left="2.394cm" fo:margin-right="0cm" fo:text-indent="-0.794cm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1" draw:layer="layout" svg:width="23.645cm" svg:height="4.726cm" svg:x="2.75cm" svg:y="6.632cm" presentation:class="title" presentation:user-transformed="true">
          <draw:text-box>
            <text:p text:style-name="P1">FaktorIPS<text:line-break/>Entwicklungprozess<text:line-break/>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Entwicklungsprozess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Modell driven development</text:p>
              </text:list-item>
            </text:list>
            <text:list text:style-name="L2">
              <text:list-item>
                <text:list>
                  <text:list-item>
                    <text:p text:style-name="P3">Domain Model als Basis der Entwicklung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nforderungen werden auf Modellebene diskuti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sultieren in Erweiterungen / Änderungen des Modell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il der Modellbildung ist die Namens/Begriffsdefinition =&gt;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s Domain Modell findet sich im wesentlich 1-1 im Sourcecode wieder</text:p>
                  </text:list-item>
                </text:list>
              </text:list-item>
            </text:list>
            <text:list text:style-name="L2">
              <text:list-item>
                <text:p text:style-name="P2">Test driven development</text:p>
              </text:list-item>
            </text:list>
            <text:list text:style-name="L2">
              <text:list-item>
                <text:list>
                  <text:list-item>
                    <text:p text:style-name="P3">Das Schreiben von Junit-Testfällen ist Teil der Entwicklung.</text:p>
                  </text:list-item>
                </text:list>
              </text:list-item>
            </text:list>
            <text:list text:style-name="L2">
              <text:list-item>
                <text:p text:style-name="P2">Continous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Sourcecode als Dokumentatio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Wie wird Sourcecode zu guter Dokumentation?</text:p>
              </text:list-item>
            </text:list>
            <text:list text:style-name="L2">
              <text:list-item>
                <text:list>
                  <text:list-item>
                    <text:p text:style-name="P3">Gutes OO-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einer einheitlichen (Modell)Sprache für die Konzepte in Faktor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lare, einheitliche Namensgebung für Klassen, Methoden, Variablen basierend auf der 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Zerlegung von Methoden insbesondere auch nach Dokumentations-gesichtspunkt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des APIs mit JavaDo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avaDoc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okumentation von public Klassen und public/protected Methoden mit Javadoc. </text:p>
              </text:list-item>
            </text:list>
            <text:list text:style-name="L2">
              <text:list-item>
                <text:list>
                  <text:list-item>
                    <text:p text:style-name="P3">Javadoc für komplizerte Sachverhalte „darf“ auch ruhig lang se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Null-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Exceptions, auch der Unchecked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@inheritD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ispiele helfen manchmal mehr als die abstrakte Beschreib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Un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Verwendung von JUnit zur Testautomatisierung.</text:p>
              </text:list-item>
            </text:list>
            <text:list text:style-name="L2">
              <text:list-item>
                <text:p text:style-name="P2">Testfaelle schreiben fuer:</text:p>
              </text:list-item>
            </text:list>
            <text:list text:style-name="L2">
              <text:list-item>
                <text:list>
                  <text:list-item>
                    <text:p text:style-name="P3">Alle nicht-trivialen public Methoden des Model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I wo möglich, z. B. LabelProvider</text:p>
                  </text:list-item>
                </text:list>
              </text:list-item>
            </text:list>
            <text:list text:style-name="L2">
              <text:list-item>
                <text:p text:style-name="P2">Test der Codegenerierung durch das Integrationsprojekt und dort wiederum mit JUnit Tests.</text:p>
              </text:list-item>
            </text:list>
            <text:list text:style-name="L2">
              <text:list-item>
                <text:p text:style-name="P2">Aktueller Stand: ca. 900 Testfälle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Codeformattierung</text:p>
          </draw:text-box>
        </draw:frame>
        <draw:frame presentation:style-name="pr3" draw:text-style-name="P2" draw:layer="layout" svg:width="23.645cm" svg:height="11.96cm" svg:x="3cm" svg:y="6.25cm" presentation:class="outline" presentation:user-transformed="true">
          <draw:text-box>
            <text:list text:style-name="L2">
              <text:list-item>
                <text:p text:style-name="P2">Im wesentlichen gemaess den Konventionen von SUN</text:p>
              </text:list-item>
            </text:list>
            <text:list text:style-name="L2">
              <text:list-item>
                <text:p text:style-name="P2">Verwendung Formattierungsrules und Codetemplates,<text:line-break/>eingecheckted unter devtools.core/eclipse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Einchecke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r Sourcecode im CVS soll immer compilierbar sein und die Testfälle müssen durchlaufen.</text:p>
              </text:list-item>
            </text:list>
            <text:list text:style-name="L2">
              <text:list-item>
                <text:p text:style-name="P2">Einchecken</text:p>
              </text:list-item>
            </text:list>
            <text:list text:style-name="L2">
              <text:list-item>
                <text:list>
                  <text:list-item>
                    <text:p text:style-name="P3">Vorm Einchecken, Updaten aus CV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stfaelle laufen lassen<text:line-break/>(wenn ein Testfall nicht läuft, nicht einchecken, sondern ihn fix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enn Cruisecontrol einen Fehler meldet, als erstes den Fehler su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Mehrsprachigke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vtools-Plugins verwenden den Eclipse-Mechanismus</text:p>
              </text:list-item>
            </text:list>
            <text:list text:style-name="L2">
              <text:list-item>
                <text:list>
                  <text:list-item>
                    <text:p text:style-name="P3">Die Devtools-Plugins selbst enthalten die englischen Tex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anguagePlugin <text:s/>(devtools.core.nl1) enthält deutsche Text</text:p>
                  </text:list-item>
                </text:list>
              </text:list-item>
            </text:list>
            <text:list text:style-name="L2">
              <text:list-item>
                <text:p text:style-name="P2">Ausnahme</text:p>
              </text:list-item>
            </text:list>
            <text:list text:style-name="L2">
              <text:list-item>
                <text:list>
                  <text:list-item>
                    <text:p text:style-name="P3">ChangesOverTimeNamingStrategy in Devtools enthaelt auch Deutsche Texte, da auch von Codegenerierung verwendet.</text:p>
                  </text:list-item>
                </text:list>
              </text:list-item>
            </text:list>
            <text:list text:style-name="L2">
              <text:list-item>
                <text:p text:style-name="P2">Anstatt Locale.getDefault, IpsPlugin.getUsedLocale() verwenden</text:p>
              </text:list-item>
            </text:list>
            <text:list text:style-name="L2">
              <text:list-item>
                <text:list>
                  <text:list-item>
                    <text:p text:style-name="P3">Gibt das vom User verwendete Locale zurü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schiedenes</text:p>
          </draw:text-box>
        </draw:frame>
        <draw:frame presentation:style-name="pr3" draw:text-style-name="P2" draw:layer="layout" svg:width="24.466cm" svg:height="11.96cm" svg:x="3.034cm" svg:y="6.284cm" presentation:class="outline" presentation:user-transformed="true">
          <draw:text-box>
            <text:list text:style-name="L2">
              <text:list-item>
                <text:p text:style-name="P2">Gemäss den Guidelines von „Effective Java“ programmieren.</text:p>
              </text:list-item>
            </text:list>
            <text:list text:style-name="L2">
              <text:list-item>
                <text:p text:style-name="P2">Keinen auskommentierten Code einchecken</text:p>
              </text:list-item>
            </text:list>
            <text:list text:style-name="L2">
              <text:list-item>
                <text:p text:style-name="P2">TODO für wirkliche ToDos verwenden, nicht die generierten stehen lassen.</text:p>
              </text:list-item>
            </text:list>
            <text:list text:style-name="L2">
              <text:list-item>
                <text:p text:style-name="P2">Keine Verwendung von System.out.println für Debugausgaben</text:p>
              </text:list-item>
            </text:list>
            <text:list text:style-name="L2">
              <text:list-item>
                <text:p text:style-name="P2">Sourcecode sollte keine Warnings enthalten</text:p>
              </text:list-item>
            </text:list>
            <text:list text:style-name="L2">
              <text:list-item>
                <text:p text:style-name="P2">Monkey see, Monkey do Prinzip anwend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2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chliche Komponentenarchitektur</dc:title>
    <meta:creation-date>2005-01-27T17:09:12</meta:creation-date>
    <dc:creator>Jan Ortmann</dc:creator>
    <dc:date>2006-04-05T19:45:52</dc:date>
    <meta:printed-by>Jan Ortmann</meta:printed-by>
    <meta:print-date>2005-02-13T19:41:59</meta:print-date>
    <dc:language>de-DE</dc:language>
    <meta:editing-cycles>600</meta:editing-cycles>
    <meta:editing-duration>P3DT23H40M19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